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ter" svg:font-family="Bit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Bitter" officeooo:rsid="000d4505" officeooo:paragraph-rsid="000d4505"/>
    </style:style>
    <style:style style:name="P2" style:family="paragraph" style:parent-style-name="Standard">
      <style:text-properties style:font-name="Bitter" style:text-underline-style="solid" style:text-underline-width="auto" style:text-underline-color="font-color" fo:font-weight="bold" officeooo:rsid="000d4505" officeooo:paragraph-rsid="000d4505" style:font-weight-asian="bold" style:font-weight-complex="bold"/>
    </style:style>
    <style:style style:name="P3" style:family="paragraph" style:parent-style-name="Standard">
      <style:text-properties style:font-name="Bitter" style:text-underline-style="solid" style:text-underline-width="auto" style:text-underline-color="font-color" fo:font-weight="bold" officeooo:rsid="001a1309" officeooo:paragraph-rsid="001a1309" style:font-weight-asian="bold" style:font-weight-complex="bold"/>
    </style:style>
    <style:style style:name="P4" style:family="paragraph" style:parent-style-name="Standard">
      <style:text-properties style:font-name="Bitter" fo:font-style="italic" style:text-underline-style="none" fo:font-weight="normal" officeooo:rsid="000e4f69" officeooo:paragraph-rsid="000e4f69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Bitter" fo:font-style="italic" style:text-underline-style="none" fo:font-weight="normal" officeooo:rsid="001424d0" officeooo:paragraph-rsid="001424d0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Bitter" fo:font-style="italic" style:text-underline-style="none" fo:font-weight="normal" officeooo:rsid="00181422" officeooo:paragraph-rsid="00181422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style:font-name="Bitter" fo:font-style="italic" style:text-underline-style="none" fo:font-weight="normal" officeooo:rsid="001a0f9e" officeooo:paragraph-rsid="001a0f9e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font-name="Bitter" fo:font-style="italic" style:text-underline-style="none" fo:font-weight="normal" officeooo:rsid="001be31b" officeooo:paragraph-rsid="001be31b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style:font-name="Bitter" style:text-underline-style="none" fo:font-weight="bold" officeooo:rsid="000d4505" officeooo:paragraph-rsid="000d4505" style:font-weight-asian="bold" style:font-weight-complex="bold"/>
    </style:style>
    <style:style style:name="P10" style:family="paragraph" style:parent-style-name="Standard">
      <style:text-properties style:font-name="Bitter" fo:font-weight="normal" officeooo:rsid="000d4505" officeooo:paragraph-rsid="000d4505" style:font-weight-asian="normal" style:font-weight-complex="normal"/>
    </style:style>
    <style:style style:name="P11" style:family="paragraph" style:parent-style-name="Standard">
      <style:text-properties style:font-name="Bitter" fo:font-style="normal" style:text-underline-style="none" fo:font-weight="normal" officeooo:rsid="00181422" officeooo:paragraph-rsid="00181422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Bitter" fo:font-style="normal" style:text-underline-style="none" fo:font-weight="bold" officeooo:rsid="00181422" officeooo:paragraph-rsid="00181422" style:font-style-asian="normal" style:font-weight-asian="bold" style:font-style-complex="normal" style:font-weight-complex="bold"/>
    </style:style>
    <style:style style:name="P13" style:family="paragraph" style:parent-style-name="Standard" style:list-style-name="L1">
      <style:text-properties style:font-name="Bitter" style:text-underline-style="none" fo:font-weight="bold" officeooo:rsid="000ec304" officeooo:paragraph-rsid="000ec304" style:font-weight-asian="bold" style:font-weight-complex="bold"/>
    </style:style>
    <style:style style:name="P14" style:family="paragraph" style:parent-style-name="Standard" style:list-style-name="L1">
      <style:text-properties style:font-name="Bitter" style:text-underline-style="none" fo:font-weight="bold" officeooo:rsid="001109af" officeooo:paragraph-rsid="001109af" style:font-weight-asian="bold" style:font-weight-complex="bold"/>
    </style:style>
    <style:style style:name="P15" style:family="paragraph" style:parent-style-name="Standard" style:list-style-name="L1">
      <style:text-properties style:font-name="Bitter" style:text-underline-style="none" fo:font-weight="bold" officeooo:rsid="00129257" officeooo:paragraph-rsid="00129257" style:font-weight-asian="bold" style:font-weight-complex="bold"/>
    </style:style>
    <style:style style:name="P16" style:family="paragraph" style:parent-style-name="Standard" style:list-style-name="L1">
      <style:text-properties style:font-name="Bitter" style:text-underline-style="none" fo:font-weight="bold" officeooo:rsid="001a1309" officeooo:paragraph-rsid="001a1309" style:font-weight-asian="bold" style:font-weight-complex="bold"/>
    </style:style>
    <style:style style:name="P17" style:family="paragraph" style:parent-style-name="Standard" style:list-style-name="L2">
      <style:text-properties style:font-name="Bitter" style:text-underline-style="none" fo:font-weight="bold" officeooo:rsid="001a1309" officeooo:paragraph-rsid="001a1309" style:font-weight-asian="bold" style:font-weight-complex="bold"/>
    </style:style>
    <style:style style:name="P18" style:family="paragraph" style:parent-style-name="Standard" style:list-style-name="L1">
      <style:text-properties style:font-name="Bitter" style:text-underline-style="none" fo:font-weight="bold" officeooo:rsid="00181422" officeooo:paragraph-rsid="00181422" style:font-weight-asian="bold" style:font-weight-complex="bold"/>
    </style:style>
    <style:style style:name="P19" style:family="paragraph" style:parent-style-name="Standard" style:list-style-name="L1">
      <style:text-properties style:font-name="Bitter" style:text-underline-style="none" fo:font-weight="bold" officeooo:rsid="001be31b" officeooo:paragraph-rsid="001be31b" style:font-weight-asian="bold" style:font-weight-complex="bold"/>
    </style:style>
    <style:style style:name="P20" style:family="paragraph" style:parent-style-name="Standard" style:list-style-name="L3">
      <style:text-properties style:font-name="Bitter" style:text-underline-style="none" fo:font-weight="bold" officeooo:rsid="000e4f69" officeooo:paragraph-rsid="000e4f69" style:font-weight-asian="bold" style:font-weight-complex="bold"/>
    </style:style>
    <style:style style:name="P21" style:family="paragraph" style:parent-style-name="Standard" style:list-style-name="L1">
      <style:text-properties style:font-name="Bitter" style:text-underline-style="none" fo:font-weight="bold" officeooo:rsid="0026ccee" officeooo:paragraph-rsid="0026ccee" style:font-weight-asian="bold" style:font-weight-complex="bold"/>
    </style:style>
    <style:style style:name="P22" style:family="paragraph" style:parent-style-name="Standard" style:list-style-name="L1">
      <style:text-properties style:font-name="Bitter" style:text-underline-style="none" fo:font-weight="normal" officeooo:rsid="000ec304" officeooo:paragraph-rsid="000ec304" style:font-weight-asian="normal" style:font-weight-complex="normal"/>
    </style:style>
    <style:style style:name="P23" style:family="paragraph" style:parent-style-name="Standard" style:list-style-name="L1">
      <style:text-properties style:font-name="Bitter" style:text-underline-style="none" fo:font-weight="normal" officeooo:rsid="001109af" officeooo:paragraph-rsid="001109af" style:font-weight-asian="normal" style:font-weight-complex="normal"/>
    </style:style>
    <style:style style:name="P24" style:family="paragraph" style:parent-style-name="Standard" style:list-style-name="L1">
      <style:text-properties style:font-name="Bitter" style:text-underline-style="none" fo:font-weight="normal" officeooo:rsid="00129257" officeooo:paragraph-rsid="00129257" style:font-weight-asian="normal" style:font-weight-complex="normal"/>
    </style:style>
    <style:style style:name="P25" style:family="paragraph" style:parent-style-name="Standard" style:list-style-name="L1">
      <style:text-properties style:font-name="Bitter" style:text-underline-style="none" fo:font-weight="normal" officeooo:rsid="001b0208" officeooo:paragraph-rsid="001b0208" style:font-weight-asian="normal" style:font-weight-complex="normal"/>
    </style:style>
    <style:style style:name="P26" style:family="paragraph" style:parent-style-name="Standard" style:list-style-name="L1">
      <style:text-properties style:font-name="Bitter" style:text-underline-style="none" fo:font-weight="normal" officeooo:rsid="00181422" officeooo:paragraph-rsid="00181422" style:font-weight-asian="normal" style:font-weight-complex="normal"/>
    </style:style>
    <style:style style:name="P27" style:family="paragraph" style:parent-style-name="Standard" style:list-style-name="L1">
      <style:text-properties style:font-name="Bitter" style:text-underline-style="none" fo:font-weight="normal" officeooo:rsid="001be31b" officeooo:paragraph-rsid="001be31b" style:font-weight-asian="normal" style:font-weight-complex="normal"/>
    </style:style>
    <style:style style:name="P28" style:family="paragraph" style:parent-style-name="Standard" style:list-style-name="L2">
      <style:text-properties style:font-name="Bitter" style:text-underline-style="none" fo:font-weight="normal" officeooo:rsid="001a1309" officeooo:paragraph-rsid="001a1309" style:font-weight-asian="normal" style:font-weight-complex="normal"/>
    </style:style>
    <style:style style:name="P29" style:family="paragraph" style:parent-style-name="Standard" style:list-style-name="L3">
      <style:text-properties style:font-name="Bitter" style:text-underline-style="none" fo:font-weight="normal" officeooo:rsid="000e4f69" officeooo:paragraph-rsid="000e4f69" style:font-weight-asian="normal" style:font-weight-complex="normal"/>
    </style:style>
    <style:style style:name="P30" style:family="paragraph" style:parent-style-name="Standard" style:list-style-name="L1">
      <style:text-properties style:font-name="Bitter" style:text-underline-style="none" fo:font-weight="normal" officeooo:rsid="0026ccee" officeooo:paragraph-rsid="0026ccee" style:font-weight-asian="normal" style:font-weight-complex="normal"/>
    </style:style>
    <style:style style:name="P31" style:family="paragraph" style:parent-style-name="Standard" style:list-style-name="L1">
      <style:text-properties style:font-name="Bitter" fo:font-style="italic" style:text-underline-style="none" fo:font-weight="normal" officeooo:rsid="001be31b" officeooo:paragraph-rsid="001be31b" style:font-style-asian="italic" style:font-weight-asian="normal" style:font-style-complex="italic" style:font-weight-complex="normal"/>
    </style:style>
    <style:style style:name="P32" style:family="paragraph" style:parent-style-name="Standard" style:list-style-name="L1">
      <style:text-properties style:font-name="Bitter" fo:font-style="italic" style:text-underline-style="none" fo:font-weight="normal" officeooo:rsid="001cddc3" officeooo:paragraph-rsid="001cddc3" style:font-style-asian="italic" style:font-weight-asian="normal" style:font-style-complex="italic" style:font-weight-complex="normal"/>
    </style:style>
    <style:style style:name="P33" style:family="paragraph" style:parent-style-name="Standard" style:list-style-name="L2">
      <style:text-properties style:font-name="Bitter" fo:font-style="italic" style:text-underline-style="none" fo:font-weight="normal" officeooo:rsid="001cddc3" officeooo:paragraph-rsid="001cddc3" style:font-style-asian="italic" style:font-weight-asian="normal" style:font-style-complex="italic" style:font-weight-complex="normal"/>
    </style:style>
    <style:style style:name="P34" style:family="paragraph" style:parent-style-name="Standard" style:list-style-name="L2">
      <style:text-properties style:font-name="Bitter" fo:font-style="italic" style:text-underline-style="none" fo:font-weight="normal" officeooo:rsid="001a1309" officeooo:paragraph-rsid="001a1309" style:font-style-asian="italic" style:font-weight-asian="normal" style:font-style-complex="italic" style:font-weight-complex="normal"/>
    </style:style>
    <style:style style:name="P35" style:family="paragraph" style:parent-style-name="Standard" style:list-style-name="L4">
      <style:text-properties style:font-name="Bitter" fo:font-style="italic" style:text-underline-style="none" fo:font-weight="normal" officeooo:rsid="001a1309" officeooo:paragraph-rsid="001a1309" style:font-style-asian="italic" style:font-weight-asian="normal" style:font-style-complex="italic" style:font-weight-complex="normal"/>
    </style:style>
    <style:style style:name="P36" style:family="paragraph" style:parent-style-name="Standard" style:list-style-name="L4">
      <style:text-properties style:font-name="Bitter" fo:font-style="italic" style:text-underline-style="none" fo:font-weight="normal" officeooo:rsid="000d4505" officeooo:paragraph-rsid="000d4505" style:font-style-asian="italic" style:font-weight-asian="normal" style:font-style-complex="italic" style:font-weight-complex="normal"/>
    </style:style>
    <style:style style:name="P37" style:family="paragraph" style:parent-style-name="Standard" style:list-style-name="L4">
      <style:text-properties style:font-name="Bitter" fo:font-style="italic" style:text-underline-style="none" fo:font-weight="normal" officeooo:rsid="000fe1f7" officeooo:paragraph-rsid="000fe1f7" style:font-style-asian="italic" style:font-weight-asian="normal" style:font-style-complex="italic" style:font-weight-complex="normal"/>
    </style:style>
    <style:style style:name="P38" style:family="paragraph" style:parent-style-name="Standard" style:list-style-name="L4">
      <style:text-properties style:font-name="Bitter" fo:font-style="italic" style:text-underline-style="none" fo:font-weight="normal" officeooo:rsid="001109af" officeooo:paragraph-rsid="001109af" style:font-style-asian="italic" style:font-weight-asian="normal" style:font-style-complex="italic" style:font-weight-complex="normal"/>
    </style:style>
    <style:style style:name="P39" style:family="paragraph" style:parent-style-name="Standard" style:list-style-name="L4">
      <style:text-properties style:font-name="Bitter" fo:font-style="italic" style:text-underline-style="none" fo:font-weight="normal" officeooo:rsid="001424d0" officeooo:paragraph-rsid="001424d0" style:font-style-asian="italic" style:font-weight-asian="normal" style:font-style-complex="italic" style:font-weight-complex="normal"/>
    </style:style>
    <style:style style:name="P40" style:family="paragraph" style:parent-style-name="Standard" style:list-style-name="L4">
      <style:text-properties style:font-name="Bitter" fo:font-style="italic" style:text-underline-style="none" fo:font-weight="normal" officeooo:rsid="001fd348" officeooo:paragraph-rsid="001fd348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style:font-name="Bitter" fo:font-style="italic" style:text-underline-style="none" fo:font-weight="normal" officeooo:rsid="00240955" officeooo:paragraph-rsid="00240955" style:font-style-asian="italic" style:font-weight-asian="normal" style:font-style-complex="italic" style:font-weight-complex="normal"/>
    </style:style>
    <style:style style:name="P42" style:family="paragraph" style:parent-style-name="Standard" style:list-style-name="L1">
      <style:text-properties style:font-name="Bitter" fo:font-style="italic" style:text-underline-style="none" fo:font-weight="normal" officeooo:rsid="0026ccee" officeooo:paragraph-rsid="0026ccee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style:font-name="Bitter" fo:font-style="italic" style:text-underline-style="none" fo:font-weight="normal" officeooo:rsid="0026ccee" officeooo:paragraph-rsid="0026ccee" style:font-style-asian="italic" style:font-weight-asian="normal" style:font-style-complex="italic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style:font-name="Bitter" fo:font-style="italic" style:text-underline-style="none" fo:font-weight="normal" officeooo:rsid="0026ccee" officeooo:paragraph-rsid="0026ccee" style:font-style-asian="italic" style:font-weight-asian="normal" style:font-style-complex="italic" style:font-weight-complex="normal"/>
    </style:style>
    <style:style style:name="P45" style:family="paragraph" style:parent-style-name="Standard" style:list-style-name="L2">
      <style:text-properties style:font-name="Bitter" fo:font-style="normal" style:text-underline-style="none" fo:font-weight="normal" officeooo:rsid="001a1309" officeooo:paragraph-rsid="001a1309" style:font-style-asian="normal" style:font-weight-asian="normal" style:font-style-complex="normal" style:font-weight-complex="normal"/>
    </style:style>
    <style:style style:name="P46" style:family="paragraph" style:parent-style-name="Standard" style:list-style-name="L4">
      <style:text-properties style:font-name="Bitter" fo:font-style="normal" style:text-underline-style="none" fo:font-weight="normal" officeooo:rsid="001a1309" officeooo:paragraph-rsid="001a1309" style:font-style-asian="normal" style:font-weight-asian="normal" style:font-style-complex="normal" style:font-weight-complex="normal"/>
    </style:style>
    <style:style style:name="P47" style:family="paragraph" style:parent-style-name="Standard" style:list-style-name="L2">
      <style:text-properties style:font-name="Bitter" fo:font-style="normal" style:text-underline-style="none" fo:font-weight="normal" officeooo:rsid="001cddc3" officeooo:paragraph-rsid="001cddc3" style:font-style-asian="normal" style:font-weight-asian="normal" style:font-style-complex="normal" style:font-weight-complex="normal"/>
    </style:style>
    <style:style style:name="P48" style:family="paragraph" style:parent-style-name="Standard" style:list-style-name="L2">
      <style:text-properties style:font-name="Bitter" fo:font-style="normal" style:text-underline-style="none" fo:font-weight="normal" officeooo:rsid="001e77e1" officeooo:paragraph-rsid="001e77e1" style:font-style-asian="normal" style:font-weight-asian="normal" style:font-style-complex="normal" style:font-weight-complex="normal"/>
    </style:style>
    <style:style style:name="P49" style:family="paragraph" style:parent-style-name="Standard" style:list-style-name="L4">
      <style:text-properties style:font-name="Bitter" fo:font-style="normal" style:text-underline-style="none" fo:font-weight="normal" officeooo:rsid="000d4505" officeooo:paragraph-rsid="000d4505" style:font-style-asian="normal" style:font-weight-asian="normal" style:font-style-complex="normal" style:font-weight-complex="normal"/>
    </style:style>
    <style:style style:name="P50" style:family="paragraph" style:parent-style-name="Standard" style:list-style-name="L4">
      <style:text-properties style:font-name="Bitter" fo:font-style="normal" style:text-underline-style="none" fo:font-weight="normal" officeooo:rsid="000fe1f7" officeooo:paragraph-rsid="000fe1f7" style:font-style-asian="normal" style:font-weight-asian="normal" style:font-style-complex="normal" style:font-weight-complex="normal"/>
    </style:style>
    <style:style style:name="P51" style:family="paragraph" style:parent-style-name="Standard" style:list-style-name="L4">
      <style:text-properties style:font-name="Bitter" fo:font-style="normal" style:text-underline-style="none" fo:font-weight="normal" officeooo:rsid="001109af" officeooo:paragraph-rsid="001109af" style:font-style-asian="normal" style:font-weight-asian="normal" style:font-style-complex="normal" style:font-weight-complex="normal"/>
    </style:style>
    <style:style style:name="P52" style:family="paragraph" style:parent-style-name="Standard" style:list-style-name="L4">
      <style:text-properties style:font-name="Bitter" fo:font-style="normal" style:text-underline-style="none" fo:font-weight="normal" officeooo:rsid="001424d0" officeooo:paragraph-rsid="001424d0" style:font-style-asian="normal" style:font-weight-asian="normal" style:font-style-complex="normal" style:font-weight-complex="normal"/>
    </style:style>
    <style:style style:name="P53" style:family="paragraph" style:parent-style-name="Standard" style:list-style-name="L4">
      <style:text-properties style:font-name="Bitter" fo:font-style="normal" style:text-underline-style="none" fo:font-weight="normal" officeooo:rsid="00181422" officeooo:paragraph-rsid="00181422" style:font-style-asian="normal" style:font-weight-asian="normal" style:font-style-complex="normal" style:font-weight-complex="normal"/>
    </style:style>
    <style:style style:name="P54" style:family="paragraph" style:parent-style-name="Standard" style:list-style-name="L4">
      <style:text-properties style:font-name="Bitter" fo:font-style="normal" style:text-underline-style="none" fo:font-weight="normal" officeooo:rsid="001fd348" officeooo:paragraph-rsid="001fd348" style:font-style-asian="normal" style:font-weight-asian="normal" style:font-style-complex="normal" style:font-weight-complex="normal"/>
    </style:style>
    <style:style style:name="P55" style:family="paragraph" style:parent-style-name="Standard" style:list-style-name="L4">
      <style:text-properties style:font-name="Bitter" fo:font-style="normal" style:text-underline-style="none" fo:font-weight="normal" officeooo:rsid="002357c3" officeooo:paragraph-rsid="002357c3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style:font-name="Bitter" fo:font-style="normal" style:text-underline-style="none" fo:font-weight="normal" officeooo:rsid="002357c3" officeooo:paragraph-rsid="002357c3" style:font-style-asian="normal" style:font-weight-asian="normal" style:font-style-complex="normal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style:font-name="Bitter" fo:font-style="normal" style:text-underline-style="none" fo:font-weight="normal" officeooo:rsid="0026ccee" officeooo:paragraph-rsid="0026ccee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Bitter" fo:font-style="normal" style:text-underline-style="none" fo:font-weight="normal" officeooo:rsid="0026ccee" officeooo:paragraph-rsid="0026ccee" style:font-style-asian="normal" style:font-weight-asian="normal" style:font-style-complex="normal" style:font-weight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style:font-name="Bitter" fo:font-style="normal" style:text-underline-style="none" fo:font-weight="normal" officeooo:rsid="0026ccee" officeooo:paragraph-rsid="0026ccee" style:font-style-asian="normal" style:font-weight-asian="normal" style:font-style-complex="normal" style:font-weight-complex="normal"/>
    </style:style>
    <style:style style:name="P60" style:family="paragraph" style:parent-style-name="Standard" style:list-style-name="L4">
      <style:paragraph-properties fo:text-align="start" style:justify-single-word="false"/>
      <style:text-properties style:font-name="Bitter" fo:font-style="normal" style:text-underline-style="none" fo:font-weight="normal" officeooo:rsid="00277777" officeooo:paragraph-rsid="00277777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Bitter" fo:font-style="normal" style:text-underline-style="none" fo:font-weight="normal" officeooo:rsid="00277777" officeooo:paragraph-rsid="00277777" style:font-style-asian="normal" style:font-weight-asian="normal" style:font-style-complex="normal" style:font-weight-complex="normal"/>
    </style:style>
    <style:style style:name="P62" style:family="paragraph" style:parent-style-name="Standard" style:list-style-name="L2">
      <style:text-properties style:font-name="Bitter" fo:font-style="normal" style:text-underline-style="none" fo:font-weight="bold" officeooo:rsid="001cddc3" officeooo:paragraph-rsid="001cddc3" style:font-style-asian="normal" style:font-weight-asian="bold" style:font-style-complex="normal" style:font-weight-complex="bold"/>
    </style:style>
    <style:style style:name="P63" style:family="paragraph" style:parent-style-name="Standard" style:list-style-name="L4">
      <style:text-properties style:font-name="Bitter" fo:font-style="normal" style:text-underline-style="none" fo:font-weight="bold" officeooo:rsid="001cddc3" officeooo:paragraph-rsid="001cddc3" style:font-style-asian="normal" style:font-weight-asian="bold" style:font-style-complex="normal" style:font-weight-complex="bold"/>
    </style:style>
    <style:style style:name="P64" style:family="paragraph" style:parent-style-name="Standard">
      <style:text-properties style:font-name="Bitter" fo:font-style="normal" style:text-underline-style="none" fo:font-weight="bold" officeooo:rsid="001cddc3" officeooo:paragraph-rsid="001cddc3" style:font-style-asian="normal" style:font-weight-asian="bold" style:font-style-complex="normal" style:font-weight-complex="bold"/>
    </style:style>
    <style:style style:name="P65" style:family="paragraph" style:parent-style-name="Standard" style:list-style-name="L2">
      <style:text-properties style:font-name="Bitter" fo:font-style="normal" style:text-underline-style="none" fo:font-weight="bold" officeooo:rsid="001e77e1" officeooo:paragraph-rsid="001e77e1" style:font-style-asian="normal" style:font-weight-asian="bold" style:font-style-complex="normal" style:font-weight-complex="bold"/>
    </style:style>
    <style:style style:name="P66" style:family="paragraph" style:parent-style-name="Standard" style:list-style-name="L4">
      <style:text-properties style:font-name="Bitter" fo:font-style="normal" style:text-underline-style="none" fo:font-weight="bold" officeooo:rsid="000fe1f7" officeooo:paragraph-rsid="000fe1f7" style:font-style-asian="normal" style:font-weight-asian="bold" style:font-style-complex="normal" style:font-weight-complex="bold"/>
    </style:style>
    <style:style style:name="P67" style:family="paragraph" style:parent-style-name="Standard" style:list-style-name="L4">
      <style:text-properties style:font-name="Bitter" fo:font-style="normal" style:text-underline-style="none" fo:font-weight="bold" officeooo:rsid="001109af" officeooo:paragraph-rsid="001109af" style:font-style-asian="normal" style:font-weight-asian="bold" style:font-style-complex="normal" style:font-weight-complex="bold"/>
    </style:style>
    <style:style style:name="P68" style:family="paragraph" style:parent-style-name="Standard" style:list-style-name="L4">
      <style:text-properties style:font-name="Bitter" fo:font-style="normal" style:text-underline-style="none" fo:font-weight="bold" officeooo:rsid="001424d0" officeooo:paragraph-rsid="001424d0" style:font-style-asian="normal" style:font-weight-asian="bold" style:font-style-complex="normal" style:font-weight-complex="bold"/>
    </style:style>
    <style:style style:name="P69" style:family="paragraph" style:parent-style-name="Standard" style:list-style-name="L4">
      <style:text-properties style:font-name="Bitter" fo:font-style="normal" style:text-underline-style="none" fo:font-weight="bold" officeooo:rsid="00181422" officeooo:paragraph-rsid="00181422" style:font-style-asian="normal" style:font-weight-asian="bold" style:font-style-complex="normal" style:font-weight-complex="bold"/>
    </style:style>
    <style:style style:name="P70" style:family="paragraph" style:parent-style-name="Standard">
      <style:text-properties style:font-name="Bitter" fo:font-style="normal" style:text-underline-style="none" fo:font-weight="bold" officeooo:rsid="00181422" officeooo:paragraph-rsid="001a1309" style:font-style-asian="normal" style:font-weight-asian="bold" style:font-style-complex="normal" style:font-weight-complex="bold"/>
    </style:style>
    <style:style style:name="P71" style:family="paragraph" style:parent-style-name="Standard" style:list-style-name="L4">
      <style:text-properties style:font-name="Bitter" fo:font-style="normal" style:text-underline-style="none" fo:font-weight="bold" officeooo:rsid="001a1309" officeooo:paragraph-rsid="001a1309" style:font-style-asian="normal" style:font-weight-asian="bold" style:font-style-complex="normal" style:font-weight-complex="bold"/>
    </style:style>
    <style:style style:name="P72" style:family="paragraph" style:parent-style-name="Standard" style:list-style-name="L4">
      <style:text-properties style:font-name="Bitter" fo:font-style="normal" style:text-underline-style="none" fo:font-weight="bold" officeooo:rsid="001fd348" officeooo:paragraph-rsid="001fd348" style:font-style-asian="normal" style:font-weight-asian="bold" style:font-style-complex="normal" style:font-weight-complex="bold"/>
    </style:style>
    <style:style style:name="P73" style:family="paragraph" style:parent-style-name="Standard" style:list-style-name="L4">
      <style:text-properties style:font-name="Bitter" fo:font-style="normal" style:text-underline-style="none" fo:font-weight="bold" officeooo:rsid="002357c3" officeooo:paragraph-rsid="002357c3" style:font-style-asian="normal" style:font-weight-asian="bold" style:font-style-complex="normal" style:font-weight-complex="bold"/>
    </style:style>
    <style:style style:name="P74" style:family="paragraph" style:parent-style-name="Standard" style:list-style-name="L4">
      <style:paragraph-properties fo:text-align="start" style:justify-single-word="false"/>
      <style:text-properties style:font-name="Bitter" fo:font-style="normal" style:text-underline-style="none" fo:font-weight="bold" officeooo:rsid="0026ccee" officeooo:paragraph-rsid="0026ccee" style:font-style-asian="normal" style:font-weight-asian="bold" style:font-style-complex="normal" style:font-weight-complex="bold"/>
    </style:style>
    <style:style style:name="P75" style:family="paragraph" style:parent-style-name="Standard" style:list-style-name="L4">
      <style:paragraph-properties fo:text-align="start" style:justify-single-word="false"/>
      <style:text-properties style:font-name="Bitter" fo:font-style="normal" style:text-underline-style="none" fo:font-weight="bold" officeooo:rsid="00277777" officeooo:paragraph-rsid="00277777" style:font-style-asian="normal" style:font-weight-asian="bold" style:font-style-complex="normal" style:font-weight-complex="bold"/>
    </style:style>
    <style:style style:name="P76" style:family="paragraph" style:parent-style-name="Standard" style:list-style-name="L4">
      <style:text-properties officeooo:paragraph-rsid="000d4505"/>
    </style:style>
    <style:style style:name="P77" style:family="paragraph" style:parent-style-name="Standard" style:list-style-name="L4">
      <style:text-properties officeooo:rsid="001424d0" officeooo:paragraph-rsid="001424d0"/>
    </style:style>
    <style:style style:name="P78" style:family="paragraph" style:parent-style-name="Standard" style:list-style-name="L4">
      <style:text-properties fo:font-weight="bold" officeooo:rsid="001a1309" officeooo:paragraph-rsid="001a1309" style:font-weight-asian="bold" style:font-weight-complex="bold"/>
    </style:style>
    <style:style style:name="P79" style:family="paragraph" style:parent-style-name="Standard" style:list-style-name="L4">
      <style:text-properties fo:font-style="italic" fo:font-weight="normal" officeooo:rsid="001a1309" officeooo:paragraph-rsid="001a1309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Bitter" style:text-underline-style="none"/>
    </style:style>
    <style:style style:name="T3" style:family="text">
      <style:text-properties style:font-name="Bitter" style:text-underline-style="none" fo:font-weight="bold" officeooo:rsid="000d4505" style:font-weight-asian="bold" style:font-weight-complex="bold"/>
    </style:style>
    <style:style style:name="T4" style:family="text">
      <style:text-properties style:font-name="Bitter" style:text-underline-style="none" fo:font-weight="normal" officeooo:rsid="000fe1f7" style:font-weight-asian="normal" style:font-weight-complex="normal"/>
    </style:style>
    <style:style style:name="T5" style:family="text">
      <style:text-properties style:font-name="Bitter" style:text-underline-style="none" officeooo:rsid="001fd348"/>
    </style:style>
    <style:style style:name="T6" style:family="text">
      <style:text-properties style:font-name="Bitter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Bitter" fo:font-style="normal" style:text-underline-style="none" fo:font-weight="normal" officeooo:rsid="00181422" style:font-style-asian="normal" style:font-weight-asian="normal" style:font-style-complex="normal" style:font-weight-complex="normal"/>
    </style:style>
    <style:style style:name="T8" style:family="text">
      <style:text-properties style:font-name="Bitter" fo:font-style="normal" style:text-underline-style="none" style:font-style-asian="normal" style:font-style-complex="normal"/>
    </style:style>
    <style:style style:name="T9" style:family="text">
      <style:text-properties style:font-name="Bitter" fo:font-style="normal" style:text-underline-style="none" officeooo:rsid="00181422" style:font-style-asian="normal" style:font-style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officeooo:rsid="001cddc3"/>
    </style:style>
    <style:style style:name="T12" style:family="text">
      <style:text-properties officeooo:rsid="001d8c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Fantasty<text:span text:style-name="T1"> Meal Planning</text:span></text:p>
      <text:p text:style-name="P10"/>
      <text:p text:style-name="P4">Should aim for 15-20 meals + Accompanying Ingredients</text:p>
      <text:p text:style-name="P10"/>
      <text:p text:style-name="P2">Sweet</text:p>
      <text:list xml:id="list2122795403703820669" text:style-name="L1">
        <text:list-item>
          <text:p text:style-name="P13">Tiramisu</text:p>
          <text:list>
            <text:list-item>
              <text:p text:style-name="P22">Ladyfingers</text:p>
            </text:list-item>
            <text:list-item>
              <text:p text:style-name="P22">Amaretto</text:p>
            </text:list-item>
            <text:list-item>
              <text:p text:style-name="P22">Mascarpone</text:p>
            </text:list-item>
            <text:list-item>
              <text:p text:style-name="P22">Coffee</text:p>
            </text:list-item>
            <text:list-item>
              <text:p text:style-name="P22">Egg</text:p>
            </text:list-item>
            <text:list-item>
              <text:p text:style-name="P22">Rum</text:p>
            </text:list-item>
          </text:list>
        </text:list-item>
        <text:list-item>
          <text:p text:style-name="P14">Cannoli</text:p>
          <text:list>
            <text:list-item>
              <text:p text:style-name="P23">Flour</text:p>
            </text:list-item>
            <text:list-item>
              <text:p text:style-name="P23">Eggs</text:p>
            </text:list-item>
            <text:list-item>
              <text:p text:style-name="P23">Sugar</text:p>
            </text:list-item>
            <text:list-item>
              <text:p text:style-name="P23">Butter</text:p>
            </text:list-item>
            <text:list-item>
              <text:p text:style-name="P23">Ricotta</text:p>
            </text:list-item>
          </text:list>
        </text:list-item>
        <text:list-item>
          <text:p text:style-name="P15">Biscotti</text:p>
          <text:list>
            <text:list-item>
              <text:p text:style-name="P24">Flour</text:p>
            </text:list-item>
            <text:list-item>
              <text:p text:style-name="P24">Sugar</text:p>
            </text:list-item>
            <text:list-item>
              <text:p text:style-name="P24">Eggs</text:p>
            </text:list-item>
            <text:list-item>
              <text:p text:style-name="P24">Pine Nuts</text:p>
            </text:list-item>
            <text:list-item>
              <text:p text:style-name="P24">Almonds</text:p>
            </text:list-item>
          </text:list>
        </text:list-item>
        <text:list-item>
          <text:p text:style-name="P16">Panna Cotta</text:p>
          <text:list>
            <text:list-item>
              <text:p text:style-name="P25">Gelatin</text:p>
            </text:list-item>
            <text:list-item>
              <text:p text:style-name="P25">Heavy Cream</text:p>
            </text:list-item>
            <text:list-item>
              <text:p text:style-name="P25">Half + Half</text:p>
            </text:list-item>
            <text:list-item>
              <text:p text:style-name="P25">Sugar</text:p>
            </text:list-item>
            <text:list-item>
              <text:p text:style-name="P25">Vanilla</text:p>
            </text:list-item>
          </text:list>
        </text:list-item>
        <text:list-item>
          <text:p text:style-name="P18">Spaghetti Aglio e Olio</text:p>
          <text:list>
            <text:list-item>
              <text:p text:style-name="P26">Spaghetti</text:p>
            </text:list-item>
            <text:list-item>
              <text:p text:style-name="P26">Garlic</text:p>
            </text:list-item>
            <text:list-item>
              <text:p text:style-name="P26">Oil</text:p>
            </text:list-item>
            <text:list-item>
              <text:p text:style-name="P26">Red Pepper (Adds lots of Spice)</text:p>
            </text:list-item>
          </text:list>
        </text:list-item>
        <text:list-item>
          <text:p text:style-name="P19">Caprese Salad</text:p>
          <text:list>
            <text:list-item>
              <text:p text:style-name="P27">Tomatoes</text:p>
            </text:list-item>
            <text:list-item>
              <text:p text:style-name="P27">Mozzarella Buffala</text:p>
            </text:list-item>
            <text:list-item>
              <text:p text:style-name="P27">Basil</text:p>
            </text:list-item>
            <text:list-item>
              <text:p text:style-name="P31">Vinaigrette</text:p>
            </text:list-item>
          </text:list>
        </text:list-item>
      </text:list>
      <text:p text:style-name="P8"><text:tab/><text:span text:style-name="T11">NOTE: Below will make Insalata Caprese con Pesto</text:span></text:p>
      <text:list xml:id="list183400311133539" text:continue-numbering="true" text:style-name="L1">
        <text:list-item>
          <text:list>
            <text:list-item>
              <text:p text:style-name="P32">Pine Nuts</text:p>
            </text:list-item>
            <text:list-item>
              <text:p text:style-name="P32">Lemon Juice</text:p>
            </text:list-item>
            <text:list-item>
              <text:p text:style-name="P32">Pamesan</text:p>
            </text:list-item>
            <text:list-item>
              <text:p text:style-name="P32">Olive Oil</text:p>
            </text:list-item>
          </text:list>
        </text:list-item>
        <text:list-item>
          <text:p text:style-name="P21"><text:soft-page-break/>Bruschetta</text:p>
          <text:list>
            <text:list-item>
              <text:p text:style-name="P30">Tomato</text:p>
            </text:list-item>
            <text:list-item>
              <text:p text:style-name="P30">Basil</text:p>
            </text:list-item>
            <text:list-item>
              <text:p text:style-name="P30">Garlic</text:p>
            </text:list-item>
            <text:list-item>
              <text:p text:style-name="P30">Onion</text:p>
            </text:list-item>
            <text:list-item>
              <text:p text:style-name="P30">Bread</text:p>
            </text:list-item>
            <text:list-item>
              <text:p text:style-name="P30">Mozzarella</text:p>
            </text:list-item>
            <text:list-item>
              <text:p text:style-name="P42">Salame (for Bruschetta alla Abruzzo)</text:p>
            </text:list-item>
            <text:list-item>
              <text:p text:style-name="P42">Canelinni Beans</text:p>
            </text:list-item>
          </text:list>
        </text:list-item>
      </text:list>
      <text:p text:style-name="P43"/>
      <text:list xml:id="list183402258362239" text:continue-numbering="true" text:style-name="L1">
        <text:list-item>
          <text:p text:style-name="P57"/>
        </text:list-item>
      </text:list>
      <text:p text:style-name="P43"/>
      <text:p text:style-name="P43"/>
      <text:p text:style-name="P3">Salty</text:p>
      <text:list xml:id="list2629525090815357086" text:style-name="L2">
        <text:list-item>
          <text:p text:style-name="P17">Pasta Carbonara</text:p>
          <text:list>
            <text:list-item>
              <text:p text:style-name="P28">Spaghetti</text:p>
            </text:list-item>
            <text:list-item>
              <text:p text:style-name="P28">Bacon</text:p>
            </text:list-item>
            <text:list-item>
              <text:p text:style-name="P28">Eggs</text:p>
            </text:list-item>
            <text:list-item>
              <text:p text:style-name="P45">ONE OF</text:p>
              <text:list>
                <text:list-item>
                  <text:p text:style-name="P45">Peccorino Romano</text:p>
                </text:list-item>
                <text:list-item>
                  <text:p text:style-name="P45">Parmesan Reggiano</text:p>
                </text:list-item>
              </text:list>
            </text:list-item>
            <text:list-item>
              <text:p text:style-name="P34">Black Pepper</text:p>
            </text:list-item>
            <text:list-item>
              <text:p text:style-name="P34">Olive Oil</text:p>
            </text:list-item>
          </text:list>
        </text:list-item>
        <text:list-item>
          <text:p text:style-name="P62">B<text:span text:style-name="T12">accala alla Vesuviana</text:span></text:p>
          <text:list>
            <text:list-item>
              <text:p text:style-name="P47">Salt Cod</text:p>
            </text:list-item>
            <text:list-item>
              <text:p text:style-name="P47">Capers</text:p>
            </text:list-item>
            <text:list-item>
              <text:p text:style-name="P47">Olive Oil</text:p>
            </text:list-item>
            <text:list-item>
              <text:p text:style-name="P47">Onion</text:p>
            </text:list-item>
            <text:list-item>
              <text:p text:style-name="P47">Red Pepper Flakes</text:p>
            </text:list-item>
            <text:list-item>
              <text:p text:style-name="P47">Tomatoes</text:p>
            </text:list-item>
            <text:list-item>
              <text:p text:style-name="P47">Parsley</text:p>
            </text:list-item>
            <text:list-item>
              <text:p text:style-name="P33">Mint<text:tab/>(I make it optional because it won’t be a common card)</text:p>
            </text:list-item>
          </text:list>
        </text:list-item>
        <text:list-item>
          <text:p text:style-name="P65">Baccala alla Vicentina</text:p>
          <text:list>
            <text:list-item>
              <text:p text:style-name="P48">Cod</text:p>
            </text:list-item>
            <text:list-item>
              <text:p text:style-name="P48">Flour</text:p>
            </text:list-item>
            <text:list-item>
              <text:p text:style-name="P48">Onion</text:p>
            </text:list-item>
            <text:list-item>
              <text:p text:style-name="P48">Anchovies</text:p>
            </text:list-item>
            <text:list-item>
              <text:p text:style-name="P48">Parsley</text:p>
            </text:list-item>
            <text:list-item>
              <text:p text:style-name="P48">Milk</text:p>
            </text:list-item>
            <text:list-item>
              <text:p text:style-name="P48">Parmesan</text:p>
            </text:list-item>
            <text:list-item>
              <text:p text:style-name="P48">Olive Oil</text:p>
            </text:list-item>
          </text:list>
        </text:list-item>
      </text:list>
      <text:p text:style-name="P2">Sour</text:p>
      <text:list xml:id="list6917325568838241407" text:style-name="L3">
        <text:list-item>
          <text:p text:style-name="P20">Chicken Scarpeliello <text:span text:style-name="T10">(Note: This is Sweet + Sour)</text:span></text:p>
          <text:list>
            <text:list-item>
              <text:p text:style-name="P29">Chicken</text:p>
            </text:list-item>
            <text:list-item>
              <text:p text:style-name="P29">Sausage</text:p>
            </text:list-item>
            <text:list-item>
              <text:p text:style-name="P29"><text:soft-page-break/>Onion</text:p>
            </text:list-item>
            <text:list-item>
              <text:p text:style-name="P29">Bell Pepper</text:p>
            </text:list-item>
            <text:list-item>
              <text:p text:style-name="P29">Sage</text:p>
            </text:list-item>
            <text:list-item>
              <text:p text:style-name="P29">Cherry Pepper</text:p>
            </text:list-item>
            <text:list-item>
              <text:p text:style-name="P29">White Wine</text:p>
            </text:list-item>
            <text:list-item>
              <text:p text:style-name="P29">Stock</text:p>
            </text:list-item>
            <text:list-item>
              <text:p text:style-name="P29">Sugar</text:p>
            </text:list-item>
          </text:list>
        </text:list-item>
      </text:list>
      <text:p text:style-name="P2">Bitter</text:p>
      <text:p text:style-name="P2">Spicy</text:p>
      <text:p text:style-name="P9"/>
      <text:p text:style-name="P9"/>
      <text:p text:style-name="P2">Umami</text:p>
      <text:list xml:id="list5771327320622362525" text:style-name="L4">
        <text:list-item>
          <text:p text:style-name="P76"><text:span text:style-name="T3">Lasagna </text:span><text:span text:style-name="T4">(Note: Sweet and Umami)</text:span></text:p>
          <text:list>
            <text:list-item>
              <text:p text:style-name="P49">Lasagna Noodles</text:p>
            </text:list-item>
            <text:list-item>
              <text:p text:style-name="P49">Tomatoes (Sauce)</text:p>
            </text:list-item>
            <text:list-item>
              <text:p text:style-name="P49">Egg</text:p>
            </text:list-item>
            <text:list-item>
              <text:p text:style-name="P49">Ricotta</text:p>
            </text:list-item>
            <text:list-item>
              <text:p text:style-name="P49">Parmesan</text:p>
            </text:list-item>
            <text:list-item>
              <text:p text:style-name="P36">Spinach</text:p>
            </text:list-item>
            <text:list-item>
              <text:p text:style-name="P36">Beef</text:p>
            </text:list-item>
            <text:list-item>
              <text:p text:style-name="P36">Peppers</text:p>
            </text:list-item>
            <text:list-item>
              <text:p text:style-name="P36">Mushrooms</text:p>
            </text:list-item>
            <text:list-item>
              <text:p text:style-name="P36">Onion</text:p>
            </text:list-item>
            <text:list-item>
              <text:p text:style-name="P36">Garlic</text:p>
            </text:list-item>
          </text:list>
        </text:list-item>
        <text:list-item>
          <text:p text:style-name="P66">Fettucine Alfredo</text:p>
          <text:list>
            <text:list-item>
              <text:p text:style-name="P50">Butter</text:p>
            </text:list-item>
            <text:list-item>
              <text:p text:style-name="P50">Cream</text:p>
            </text:list-item>
            <text:list-item>
              <text:p text:style-name="P50">Fettucine</text:p>
            </text:list-item>
            <text:list-item>
              <text:p text:style-name="P50">Pamesan</text:p>
            </text:list-item>
            <text:list-item>
              <text:p text:style-name="P37">Parsley</text:p>
            </text:list-item>
            <text:list-item>
              <text:p text:style-name="P37">ONE OF</text:p>
              <text:list>
                <text:list-item>
                  <text:p text:style-name="P37">Chicken</text:p>
                </text:list-item>
                <text:list-item>
                  <text:p text:style-name="P37">Mushroom</text:p>
                </text:list-item>
              </text:list>
            </text:list-item>
          </text:list>
        </text:list-item>
        <text:list-item>
          <text:p text:style-name="P67">Spaghetti Marinara</text:p>
          <text:list>
            <text:list-item>
              <text:p text:style-name="P51">Tomato</text:p>
            </text:list-item>
            <text:list-item>
              <text:p text:style-name="P51">Spaghetti</text:p>
            </text:list-item>
            <text:list-item>
              <text:p text:style-name="P38">Basil</text:p>
            </text:list-item>
            <text:list-item>
              <text:p text:style-name="P38">Mushroom</text:p>
            </text:list-item>
            <text:list-item>
              <text:p text:style-name="P38">Garlic</text:p>
            </text:list-item>
            <text:list-item>
              <text:p text:style-name="P38">Pepper</text:p>
            </text:list-item>
            <text:list-item>
              <text:p text:style-name="P38">ONE OF</text:p>
              <text:list>
                <text:list-item>
                  <text:p text:style-name="P38">Beef</text:p>
                </text:list-item>
                <text:list-item>
                  <text:p text:style-name="P38">Shrimp</text:p>
                </text:list-item>
              </text:list>
            </text:list-item>
          </text:list>
        </text:list-item>
        <text:list-item>
          <text:p text:style-name="P68">Linguine Pesto Genoese</text:p>
          <text:list>
            <text:list-item>
              <text:p text:style-name="P52">Pine Nuts</text:p>
            </text:list-item>
            <text:list-item>
              <text:p text:style-name="P52">Basil</text:p>
            </text:list-item>
            <text:list-item>
              <text:p text:style-name="P52"><text:soft-page-break/>Garlic</text:p>
            </text:list-item>
            <text:list-item>
              <text:p text:style-name="P52">ONE OR BOTH OF</text:p>
              <text:list>
                <text:list-item>
                  <text:p text:style-name="P52">Parmigano Reggiano</text:p>
                </text:list-item>
                <text:list-item>
                  <text:p text:style-name="P52">Peccorino Romano</text:p>
                </text:list-item>
              </text:list>
            </text:list-item>
            <text:list-item>
              <text:p text:style-name="P77"><text:span text:style-name="T6">Olive Oi</text:span><text:span text:style-name="T7">l</text:span></text:p>
            </text:list-item>
            <text:list-item>
              <text:p text:style-name="P52">Linguine</text:p>
            </text:list-item>
            <text:list-item>
              <text:p text:style-name="P39">Chicken</text:p>
            </text:list-item>
          </text:list>
        </text:list-item>
      </text:list>
      <text:p text:style-name="P5"/>
      <text:list xml:id="list183402310798051" text:continue-numbering="true" text:style-name="L4">
        <text:list-item>
          <text:p text:style-name="P69">Spaghetti alla Gricia</text:p>
          <text:list>
            <text:list-item>
              <text:p text:style-name="P53">Guanciale</text:p>
            </text:list-item>
            <text:list-item>
              <text:p text:style-name="P53">Pecorino</text:p>
            </text:list-item>
            <text:list-item>
              <text:p text:style-name="P53">Spaghetti</text:p>
            </text:list-item>
          </text:list>
        </text:list-item>
      </text:list>
      <text:p text:style-name="P11"/>
      <text:list xml:id="list183401302066517" text:continue-numbering="true" text:style-name="L4">
        <text:list-item>
          <text:p text:style-name="P71">Pasta Pomodoro</text:p>
          <text:list>
            <text:list-item>
              <text:p text:style-name="P46">Tomatoes</text:p>
            </text:list-item>
            <text:list-item>
              <text:p text:style-name="P46">Parmesan</text:p>
            </text:list-item>
            <text:list-item>
              <text:p text:style-name="P46">Garlic</text:p>
            </text:list-item>
            <text:list-item>
              <text:p text:style-name="P46">Olive Oil</text:p>
            </text:list-item>
            <text:list-item>
              <text:p text:style-name="P46">Red Pepper Flakes</text:p>
            </text:list-item>
            <text:list-item>
              <text:p text:style-name="P46">Basil</text:p>
            </text:list-item>
            <text:list-item>
              <text:p text:style-name="P46">Penne</text:p>
            </text:list-item>
          </text:list>
        </text:list-item>
      </text:list>
      <text:p text:style-name="P11"/>
      <text:p text:style-name="P12"/>
      <text:list xml:id="list183402319653442" text:continue-numbering="true" text:style-name="L4">
        <text:list-item>
          <text:p text:style-name="P69">Eggplant Rollatini</text:p>
          <text:list>
            <text:list-item>
              <text:p text:style-name="P53">Ricotta</text:p>
            </text:list-item>
            <text:list-item>
              <text:p text:style-name="P53">Eggs</text:p>
            </text:list-item>
            <text:list-item>
              <text:p text:style-name="P53">Parsley</text:p>
            </text:list-item>
            <text:list-item>
              <text:p text:style-name="P53">Pamresan</text:p>
            </text:list-item>
            <text:list-item>
              <text:p text:style-name="P53">Mozzarella</text:p>
            </text:list-item>
            <text:list-item>
              <text:p text:style-name="P53">Tomato</text:p>
            </text:list-item>
          </text:list>
        </text:list-item>
      </text:list>
      <text:p text:style-name="P70"/>
      <text:list xml:id="list183400961864737" text:continue-numbering="true" text:style-name="L4">
        <text:list-item>
          <text:p text:style-name="P78"><text:span text:style-name="T9">M</text:span><text:span text:style-name="T8">ushroom Risotto</text:span></text:p>
          <text:list>
            <text:list-item>
              <text:p text:style-name="P46">Butter</text:p>
            </text:list-item>
            <text:list-item>
              <text:p text:style-name="P46">Onion</text:p>
            </text:list-item>
            <text:list-item>
              <text:p text:style-name="P46">Cremini Mushrooms</text:p>
            </text:list-item>
            <text:list-item>
              <text:p text:style-name="P46">Rice</text:p>
            </text:list-item>
            <text:list-item>
              <text:p text:style-name="P46">Stock</text:p>
            </text:list-item>
            <text:list-item>
              <text:p text:style-name="P46">Parmesan</text:p>
            </text:list-item>
            <text:list-item>
              <text:p text:style-name="P46">Parsley</text:p>
            </text:list-item>
            <text:list-item>
              <text:p text:style-name="P79"><text:span text:style-name="T2">Pep</text:span><text:span text:style-name="T5">p</text:span><text:span text:style-name="T2">er</text:span></text:p>
            </text:list-item>
            <text:list-item>
              <text:p text:style-name="P35">White Wine</text:p>
            </text:list-item>
          </text:list>
        </text:list-item>
        <text:list-item>
          <text:p text:style-name="P63">Risotto alla Gorgonzola</text:p>
        </text:list-item>
        <text:list-item>
          <text:p text:style-name="P63">Risotto alla Marinara</text:p>
        </text:list-item>
        <text:list-item>
          <text:p text:style-name="P63">Risotto alla Milanese</text:p>
        </text:list-item>
        <text:list-item>
          <text:p text:style-name="P63">Risotto alla Zucca</text:p>
        </text:list-item>
        <text:list-item>
          <text:p text:style-name="P63">Risotto con Agoni</text:p>
        </text:list-item>
        <text:list-item>
          <text:p text:style-name="P72">Pasta con La Ricotta</text:p>
          <text:list>
            <text:list-item>
              <text:p text:style-name="P54"><text:soft-page-break/>Penne</text:p>
            </text:list-item>
            <text:list-item>
              <text:p text:style-name="P54">Tomatoes</text:p>
            </text:list-item>
            <text:list-item>
              <text:p text:style-name="P54">Garlic Cloves</text:p>
            </text:list-item>
            <text:list-item>
              <text:p text:style-name="P54">Olive Oil</text:p>
            </text:list-item>
            <text:list-item>
              <text:p text:style-name="P54">Ricotta</text:p>
            </text:list-item>
            <text:list-item>
              <text:p text:style-name="P54">Salt</text:p>
            </text:list-item>
            <text:list-item>
              <text:p text:style-name="P54">Parmesan</text:p>
            </text:list-item>
            <text:list-item>
              <text:p text:style-name="P40">Basil</text:p>
            </text:list-item>
          </text:list>
        </text:list-item>
        <text:list-item>
          <text:p text:style-name="P73">Lasagne agli Asparagi</text:p>
          <text:list>
            <text:list-item>
              <text:p text:style-name="P55">Lasagne Noodles</text:p>
            </text:list-item>
            <text:list-item>
              <text:p text:style-name="P55">Milk</text:p>
            </text:list-item>
            <text:list-item>
              <text:p text:style-name="P55">Flour</text:p>
            </text:list-item>
            <text:list-item>
              <text:p text:style-name="P55">Asparagus</text:p>
            </text:list-item>
            <text:list-item>
              <text:p text:style-name="P55">Pamesano Reggiano</text:p>
            </text:list-item>
            <text:list-item>
              <text:p text:style-name="P55">Butter</text:p>
            </text:list-item>
          </text:list>
        </text:list-item>
      </text:list>
      <text:p text:style-name="P56"/>
      <text:list xml:id="list183402161539750" text:continue-numbering="true" text:style-name="L4">
        <text:list-item>
          <text:p text:style-name="P74">Acquacotta</text:p>
          <text:list>
            <text:list-item>
              <text:p text:style-name="P59">Water</text:p>
            </text:list-item>
            <text:list-item>
              <text:p text:style-name="P59">Bread</text:p>
            </text:list-item>
            <text:list-item>
              <text:p text:style-name="P59">Onion</text:p>
            </text:list-item>
            <text:list-item>
              <text:p text:style-name="P59">Tomatoes</text:p>
            </text:list-item>
            <text:list-item>
              <text:p text:style-name="P59">Olive Oil</text:p>
            </text:list-item>
          </text:list>
        </text:list-item>
      </text:list>
      <text:p text:style-name="P58"/>
      <text:list xml:id="list183402024216670" text:continue-numbering="true" text:style-name="L4">
        <text:list-item>
          <text:p text:style-name="P75">Acquacotta con Funghi</text:p>
          <text:list>
            <text:list-item>
              <text:p text:style-name="P60">Tomato</text:p>
            </text:list-item>
            <text:list-item>
              <text:p text:style-name="P60">Eggs</text:p>
            </text:list-item>
            <text:list-item>
              <text:p text:style-name="P60">Bread</text:p>
            </text:list-item>
            <text:list-item>
              <text:p text:style-name="P60">Porcini Mushrooms</text:p>
            </text:list-item>
            <text:list-item>
              <text:p text:style-name="P60">Parmesan</text:p>
            </text:list-item>
            <text:list-item>
              <text:p text:style-name="P60">Salt</text:p>
            </text:list-item>
          </text:list>
        </text:list-item>
      </text:list>
      <text:p text:style-name="P61"/>
      <text:list xml:id="list183402277865925" text:continue-numbering="true" text:style-name="L4">
        <text:list-item>
          <text:p text:style-name="P75"/>
          <text:list>
            <text:list-header>
              <text:p text:style-name="P44"/>
            </text:list-header>
          </text:list>
        </text:list-item>
      </text:list>
      <text:p text:style-name="P41"/>
      <text:p text:style-name="P64"/>
      <text:p text:style-name="P11"/>
      <text:p text:style-name="P11"/>
      <text:p text:style-name="P6">Note: Should we replace Tomato with tomatoe sauce as it seems to be what the tomato is exclusively used in place of?</text:p>
      <text:p text:style-name="P6"/>
      <text:p text:style-name="P7">Thought: This game is HEAVILY balanced toward UMAMI. Are there Bitter/Spicy Italian Dishes… Find thos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ter" svg:font-family="Bit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3:44:10.359000000</meta:creation-date>
    <meta:editing-duration>PT4H3M23S</meta:editing-duration>
    <meta:editing-cycles>11</meta:editing-cycles>
    <meta:generator>LibreOffice/5.1.6.2$Windows_x86 LibreOffice_project/07ac168c60a517dba0f0d7bc7540f5afa45f0909</meta:generator>
    <dc:date>2017-03-26T17:05:10.239000000</dc:date>
    <meta:document-statistic meta:table-count="0" meta:image-count="0" meta:object-count="0" meta:page-count="5" meta:paragraph-count="203" meta:word-count="555" meta:character-count="2431" meta:non-whitespace-character-count="2266"/>
  </office:meta>
</office:document-meta>
</file>